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12.4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14.7cm" svg:x2="20cm" svg:y2="14.7cm">
          <text:p/>
        </draw:line>
        <draw:rect draw:style-name="gr2" draw:text-style-name="P1" xml:id="id1" draw:id="id1" draw:layer="layout" svg:width="4.8cm" svg:height="5.5cm" svg:x="2.9cm" svg:y="1.7cm">
          <text:p text:style-name="P1">Personne</text:p>
          <text:p text:style-name="P1"/>
          <text:p text:style-name="P1">Noss</text:p>
          <text:p text:style-name="P1">Nom</text:p>
          <text:p text:style-name="P1">Prénom</text:p>
          <text:p text:style-name="P1">Adresse</text:p>
        </draw:rect>
        <draw:rect draw:style-name="gr2" draw:text-style-name="P1" xml:id="id3" draw:id="id3" draw:layer="layout" svg:width="3.7cm" svg:height="4.6cm" svg:x="15cm" svg:y="2.7cm">
          <text:p text:style-name="P1">Consultation</text:p>
          <text:p text:style-name="P1"/>
          <text:p text:style-name="P1">NoCons</text:p>
          <text:p text:style-name="P1">Date</text:p>
          <text:p text:style-name="P1">Symptome</text:p>
        </draw:rect>
        <draw:rect draw:style-name="gr2" draw:text-style-name="P1" draw:layer="layout" svg:width="3.8cm" svg:height="4.5cm" svg:x="4.3cm" svg:y="9.3cm">
          <text:p text:style-name="P1">Médicament</text:p>
          <text:p text:style-name="P1"/>
          <text:p text:style-name="P1">NomSubst</text:p>
          <text:p text:style-name="P1">Prix</text:p>
          <text:p text:style-name="P1"/>
        </draw:rect>
        <draw:ellipse draw:style-name="gr2" draw:text-style-name="P1" xml:id="id5" draw:id="id5" draw:layer="layout" svg:width="4cm" svg:height="3.9cm" svg:x="12.5cm" svg:y="9.3cm">
          <text:p text:style-name="P1">Prescrit</text:p>
          <text:p text:style-name="P1"/>
          <text:p text:style-name="P1">NomMed</text:p>
        </draw:ellipse>
        <draw:line draw:style-name="gr1" draw:text-style-name="P1" draw:layer="layout" svg:x1="3cm" svg:y1="3.4cm" svg:x2="7.7cm" svg:y2="3.4cm">
          <text:p/>
        </draw:line>
        <draw:line draw:style-name="gr1" draw:text-style-name="P1" draw:layer="layout" svg:x1="15cm" svg:y1="4.3cm" svg:x2="18.8cm" svg:y2="4.3cm">
          <text:p/>
        </draw:line>
        <draw:line draw:style-name="gr1" draw:text-style-name="P1" xml:id="id6" draw:id="id6" draw:layer="layout" svg:x1="4.3cm" svg:y1="10.8cm" svg:x2="8.1cm" svg:y2="10.8cm">
          <text:p/>
        </draw:line>
        <draw:line draw:style-name="gr1" draw:text-style-name="P1" draw:layer="layout" svg:x1="12.5cm" svg:y1="11.2cm" svg:x2="16.4cm" svg:y2="11.2cm">
          <text:p/>
        </draw:line>
        <draw:ellipse draw:style-name="gr3" draw:text-style-name="P1" xml:id="id2" draw:id="id2" draw:layer="layout" svg:width="1.6cm" svg:height="1.5cm" svg:x="10.8cm" svg:y="2.75cm">
          <text:p/>
        </draw:ellipse>
        <draw:ellipse draw:style-name="gr2" draw:text-style-name="P1" xml:id="id4" draw:id="id4" draw:layer="layout" svg:width="1.6cm" svg:height="1.3cm" svg:x="10.2cm" svg:y="5.5cm">
          <text:p text:style-name="P1">Fait</text:p>
        </draw:ellipse>
        <draw:frame draw:style-name="gr4" draw:layer="layout" svg:width="0.925cm" svg:height="1.675cm" svg:x="11.2cm" svg:y="3.1cm">
          <draw:text-box>
            <text:p>A</text:p>
            <text:p/>
          </draw:text-box>
        </draw:frame>
        <draw:connector draw:style-name="gr3" draw:text-style-name="P1" draw:layer="layout" svg:x1="7.7cm" svg:y1="4.45cm" svg:x2="10.8cm" svg:y2="3.5cm" draw:start-shape="id1" draw:start-glue-point="1" draw:end-shape="id2" draw:end-glue-point="3" svg:d="M7700 4450h1550v-950h1550">
          <text:p/>
        </draw:connector>
        <draw:connector draw:style-name="gr3" draw:text-style-name="P1" draw:layer="layout" svg:x1="12.4cm" svg:y1="3.5cm" svg:x2="15cm" svg:y2="5cm" draw:start-shape="id2" draw:start-glue-point="1" draw:end-shape="id3" draw:end-glue-point="3" svg:d="M12400 3500h1300v1500h1300">
          <text:p/>
        </draw:connector>
        <draw:connector draw:style-name="gr3" draw:text-style-name="P1" draw:layer="layout" svg:x1="7.7cm" svg:y1="4.45cm" svg:x2="10.2cm" svg:y2="6.15cm" draw:start-shape="id1" draw:end-shape="id4" draw:end-glue-point="3" svg:d="M7700 4450h1250v1700h1250">
          <text:p/>
        </draw:connector>
        <draw:connector draw:style-name="gr3" draw:text-style-name="P1" draw:layer="layout" svg:x1="15cm" svg:y1="5cm" svg:x2="11.8cm" svg:y2="6.15cm" draw:start-shape="id3" draw:end-shape="id4" draw:end-glue-point="1" svg:d="M15000 5000h-1600v1150h-1600">
          <text:p/>
        </draw:connector>
        <draw:connector draw:style-name="gr3" draw:text-style-name="P1" draw:layer="layout" svg:x1="16.85cm" svg:y1="7.3cm" svg:x2="14.5cm" svg:y2="9.3cm" draw:start-shape="id3" draw:end-shape="id5" svg:d="M16850 7300v1000h-2350v1000">
          <text:p/>
        </draw:connector>
        <draw:connector draw:style-name="gr3" draw:text-style-name="P1" draw:layer="layout" svg:x1="12.5cm" svg:y1="11.25cm" svg:x2="8.1cm" svg:y2="10.8cm" draw:start-shape="id5" draw:end-shape="id6" draw:end-glue-point="1" svg:d="M12500 11250h-2200v-450h-2200">
          <text:p/>
        </draw:connector>
        <draw:frame draw:style-name="gr4" draw:layer="layout" svg:width="1.383cm" svg:height="0.963cm" svg:x="8cm" svg:y="3.5cm">
          <draw:text-box>
            <text:p>0,n</text:p>
          </draw:text-box>
        </draw:frame>
        <draw:frame draw:style-name="gr4" draw:layer="layout" svg:width="1.383cm" svg:height="0.963cm" svg:x="8.9cm" svg:y="6.5cm">
          <draw:text-box>
            <text:p>0,n</text:p>
          </draw:text-box>
        </draw:frame>
        <draw:frame draw:style-name="gr4" draw:layer="layout" svg:width="1.56cm" svg:height="0.963cm" svg:x="12.8cm" svg:y="2.7cm">
          <draw:text-box>
            <text:p>0,1 </text:p>
          </draw:text-box>
        </draw:frame>
        <draw:frame draw:style-name="gr4" draw:layer="layout" svg:width="1.383cm" svg:height="0.963cm" svg:x="13.6cm" svg:y="5.6cm">
          <draw:text-box>
            <text:p>0,1</text:p>
          </draw:text-box>
        </draw:frame>
        <draw:frame draw:style-name="gr4" draw:layer="layout" svg:width="1.383cm" svg:height="0.963cm" svg:x="17.4cm" svg:y="8.2cm">
          <draw:text-box>
            <text:p>0,n</text:p>
          </draw:text-box>
        </draw:frame>
        <draw:frame draw:style-name="gr4" draw:layer="layout" svg:width="1.383cm" svg:height="0.963cm" svg:x="9.1cm" svg:y="11.5cm">
          <draw:text-box>
            <text:p>1,n</text:p>
          </draw:text-box>
        </draw:frame>
        <draw:frame draw:style-name="gr4" draw:layer="layout" svg:width="7.58cm" svg:height="0.963cm" svg:x="10.3cm" svg:y="13.7cm">
          <draw:text-box>
            <text:p>Schéma dossier médical </text:p>
          </draw:text-box>
        </draw:frame>
        <draw:frame draw:style-name="gr4" draw:layer="layout" svg:width="6.979cm" svg:height="0.963cm" svg:x="10.2cm" svg:y="27.8cm">
          <draw:text-box>
            <text:p>Schéma questionnaire </text:p>
          </draw:text-box>
        </draw:frame>
        <draw:frame draw:style-name="gr5" draw:layer="layout" svg:width="17.7cm" svg:height="12.7cm" svg:x="2.3cm" svg:y="1.3cm">
          <draw:text-box>
            <text:p/>
          </draw:text-box>
        </draw:frame>
        <draw:frame draw:style-name="gr5" draw:layer="layout" svg:width="17.7cm" svg:height="12.7cm" svg:x="2.3cm" svg:y="1.3cm">
          <draw:text-box>
            <text:p/>
          </draw:text-box>
        </draw:frame>
        <draw:rect draw:style-name="gr2" draw:text-style-name="P1" xml:id="id9" draw:id="id9" draw:layer="layout" svg:width="3.7cm" svg:height="4.6cm" svg:x="14.8cm" svg:y="16.8cm">
          <text:p text:style-name="P1">Catégorie</text:p>
          <text:p text:style-name="P1"/>
          <text:p text:style-name="P1">NumCat</text:p>
          <text:p text:style-name="P1">Intitulé</text:p>
        </draw:rect>
        <draw:rect draw:style-name="gr2" draw:text-style-name="P1" xml:id="id7" draw:id="id7" draw:layer="layout" svg:width="3.7cm" svg:height="4.6cm" svg:x="2.6cm" svg:y="16.1cm">
          <text:p text:style-name="P1">Personne</text:p>
          <text:p text:style-name="P1"/>
          <text:p text:style-name="P1">NumPers</text:p>
          <text:p text:style-name="P1">Age</text:p>
          <text:p text:style-name="P1">Sexe</text:p>
        </draw:rect>
        <draw:ellipse draw:style-name="gr2" draw:text-style-name="P1" xml:id="id10" draw:id="id10" draw:layer="layout" svg:width="4cm" svg:height="3.9cm" svg:x="3.7cm" svg:y="22.9cm">
          <text:p text:style-name="P1">Avis</text:p>
          <text:p text:style-name="P1"/>
          <text:p text:style-name="P1">NumA</text:p>
          <text:p text:style-name="P1">Réponse</text:p>
        </draw:ellipse>
        <draw:rect draw:style-name="gr2" draw:text-style-name="P1" xml:id="id11" draw:id="id11" draw:layer="layout" svg:width="3.7cm" svg:height="4.6cm" svg:x="12.2cm" svg:y="22.5cm">
          <text:p text:style-name="P1">Question</text:p>
          <text:p text:style-name="P1"/>
          <text:p text:style-name="P1">NumQ</text:p>
          <text:p text:style-name="P1">Description</text:p>
        </draw:rect>
        <draw:ellipse draw:style-name="gr2" draw:text-style-name="P1" xml:id="id8" draw:id="id8" draw:layer="layout" svg:width="1.6cm" svg:height="1.5cm" svg:x="9.7cm" svg:y="17.2cm">
          <text:p text:style-name="P1">A</text:p>
        </draw:ellipse>
        <draw:connector draw:style-name="gr3" draw:text-style-name="P1" draw:layer="layout" svg:x1="6.3cm" svg:y1="18.4cm" svg:x2="9.7cm" svg:y2="17.95cm" draw:start-shape="id7" draw:end-shape="id8" draw:end-glue-point="3" svg:d="M6300 18400h1700v-450h1700">
          <text:p/>
        </draw:connector>
        <draw:connector draw:style-name="gr3" draw:text-style-name="P1" draw:layer="layout" svg:x1="11.3cm" svg:y1="17.95cm" svg:x2="14.8cm" svg:y2="19.1cm" draw:start-shape="id8" draw:start-glue-point="1" draw:end-shape="id9" svg:d="M11300 17950h1750v1150h1750">
          <text:p/>
        </draw:connector>
        <draw:connector draw:style-name="gr3" draw:text-style-name="P1" draw:layer="layout" svg:x1="4.45cm" svg:y1="20.7cm" svg:x2="5.7cm" svg:y2="22.9cm" draw:start-shape="id7" draw:end-shape="id10" svg:d="M4450 20700v1100h1250v1100">
          <text:p/>
        </draw:connector>
        <draw:connector draw:style-name="gr3" draw:text-style-name="P1" draw:layer="layout" svg:x1="7.7cm" svg:y1="24.85cm" svg:x2="12.2cm" svg:y2="24.8cm" draw:start-shape="id10" draw:end-shape="id11" draw:end-glue-point="3" svg:d="M7700 24850h2250v-50h2250">
          <text:p/>
        </draw:connector>
        <draw:frame draw:style-name="gr4" draw:layer="layout" svg:width="1.383cm" svg:height="0.963cm" svg:x="6.7cm" svg:y="17.5cm">
          <draw:text-box>
            <text:p>0,1</text:p>
          </draw:text-box>
        </draw:frame>
        <draw:frame draw:style-name="gr4" draw:layer="layout" svg:width="1.383cm" svg:height="0.963cm" svg:x="13.3cm" svg:y="18.2cm">
          <draw:text-box>
            <text:p>1,n</text:p>
          </draw:text-box>
        </draw:frame>
        <draw:frame draw:style-name="gr4" draw:layer="layout" svg:width="1.383cm" svg:height="0.963cm" svg:x="4.8cm" svg:y="21.2cm">
          <draw:text-box>
            <text:p>0,n</text:p>
          </draw:text-box>
        </draw:frame>
        <draw:frame draw:style-name="gr4" draw:layer="layout" svg:width="1.383cm" svg:height="0.963cm" svg:x="9.9cm" svg:y="23.7cm">
          <draw:text-box>
            <text:p>0,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2-12T09:43:40.44</meta:creation-date>
    <dc:date>2018-12-12T11:02:21.99</dc:date>
    <meta:editing-duration>PT16M58S</meta:editing-duration>
    <meta:editing-cycles>1</meta:editing-cycles>
    <meta:document-statistic meta:object-count="41"/>
    <meta:generator>OpenOffice/4.1.6$Win32 OpenOffice.org_project/416m1$Build-9790</meta:generator>
  </office:meta>
</office:document-meta>
</file>